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2.768cm" fo:min-width="21.23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4.575cm" fo:padding-top="0.178cm" fo:padding-bottom="0.178cm" fo:padding-left="0.303cm" fo:padding-right="0.303cm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1.357cm" fo:min-width="1.882cm"/>
      <style:paragraph-properties style:writing-mode="lr-tb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1.325cm" fo:min-width="2.578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1.374cm" fo:min-width="1.93cm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2.29cm" fo:min-width="2.017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655cm" fo:min-width="2.992cm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1.655cm" fo:min-width="2.04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948cm" fo:min-width="2.675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2.29cm" fo:min-width="2.992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655cm" fo:min-width="2.969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972cm" fo:min-width="2.357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29cm" fo:min-width="2.969cm"/>
      <style:paragraph-properties style:writing-mode="lr-tb"/>
    </style:style>
    <style:style style:name="gr14" style:family="graphic" style:parent-style-name="standard">
      <style:graphic-properties draw:fill-color="#ec9ba4" draw:textarea-horizontal-align="justify" draw:textarea-vertical-align="middle" draw:auto-grow-height="false" fo:min-height="1.496cm" fo:min-width="1.93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97cm" fo:min-width="3.844cm" fo:wrap-option="no-wrap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94cm" fo:min-width="5.55cm" fo:wrap-option="no-wrap"/>
      <style:paragraph-properties style:writing-mode="lr-tb"/>
    </style:style>
    <style:style style:name="gr17" style:family="graphic" style:parent-style-name="objectwithoutfill">
      <style:graphic-properties svg:stroke-width="0.159cm" svg:stroke-color="#ff0000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00a933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ff0000" draw:marker-start-width="0.438cm" draw:marker-end="Arrowheads_20_8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81d41a" draw:marker-start-width="0.438cm" draw:marker-end="Arrowheads_20_9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ff0000" draw:marker-start-width="0.438cm" draw:marker-end="Arrowheads_20_10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ff0000" draw:marker-start-width="0.438cm" draw:marker-end="Arrowheads_20_11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ff0000" draw:marker-start-width="0.438cm" draw:marker-end="Arrowheads_20_13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81d41a" draw:marker-start-width="0.438cm" draw:marker-end="Arrowheads_20_14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objectwithoutfill">
      <style:graphic-properties svg:stroke-width="0.159cm" svg:stroke-color="#81d41a" draw:marker-start-width="0.438cm" draw:marker-end="Arrowheads_20_16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objectwithoutfill">
      <style:graphic-properties svg:stroke-width="0.159cm" svg:stroke-color="#81d41a" draw:marker-start-width="0.438cm" draw:marker-end="Arrowheads_20_17" draw:marker-end-width="0.5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draw:fill-color="#ec9ba4" draw:textarea-horizontal-align="justify" draw:textarea-vertical-align="middle" draw:auto-grow-height="false" fo:min-height="1.496cm" fo:min-width="1.564cm"/>
      <style:paragraph-properties style:writing-mode="lr-tb"/>
    </style:style>
    <style:style style:name="gr28" style:family="graphic" style:parent-style-name="objectwithoutfill">
      <style:graphic-properties svg:stroke-width="0.159cm" svg:stroke-color="#b4c7dc" draw:marker-start-width="0.438cm" draw:marker-end="Arrowheads_20_18" draw:marker-end-width="0.538cm" draw:fill="none" draw:textarea-vertical-align="middle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159cm" svg:stroke-color="#b4c7dc" draw:marker-start-width="0.438cm" draw:marker-end="Arrowheads_20_19" draw:marker-end-width="0.538cm" draw:fill="none" draw:textarea-vertical-align="middle" fo:padding-top="0.204cm" fo:padding-bottom="0.204cm" fo:padding-left="0.329cm" fo:padding-right="0.329cm"/>
    </style:style>
    <style:style style:name="gr30" style:family="graphic" style:parent-style-name="objectwithoutfill">
      <style:graphic-properties svg:stroke-width="0.159cm" svg:stroke-color="#b4c7dc" draw:marker-start-width="0.438cm" draw:marker-end="Arrowheads_20_20" draw:marker-end-width="0.538cm" draw:fill="none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svg:stroke-width="0.159cm" svg:stroke-color="#b4c7dc" draw:marker-start-width="0.438cm" draw:marker-end="Arrowheads_20_21" draw:marker-end-width="0.538cm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b4c7dc" draw:marker-start-width="0.438cm" draw:marker-end="Arrowheads_20_22" draw:marker-end-width="0.5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fill-color="#e8a202" draw:textarea-horizontal-align="justify" draw:textarea-vertical-align="middle" draw:auto-grow-height="false" fo:min-height="2.582cm" fo:min-width="2.675cm"/>
      <style:paragraph-properties style:writing-mode="lr-tb"/>
    </style:style>
    <style:style style:name="gr34" style:family="graphic" style:parent-style-name="objectwithoutfill">
      <style:graphic-properties svg:stroke-width="0.159cm" svg:stroke-color="#81d41a" draw:marker-start-width="0.438cm" draw:marker-end="Arrowheads_20_23" draw:marker-end-width="0.538cm" draw:fill="none" draw:textarea-vertical-align="middle" fo:padding-top="0.204cm" fo:padding-bottom="0.204cm" fo:padding-left="0.329cm" fo:padding-right="0.329cm"/>
    </style:style>
    <style:style style:name="gr35" style:family="graphic" style:parent-style-name="standard">
      <style:graphic-properties draw:fill-color="#81d41a" draw:textarea-horizontal-align="justify" draw:textarea-vertical-align="middle" draw:auto-grow-height="false" fo:min-height="2.29cm" fo:min-width="2.334cm"/>
      <style:paragraph-properties style:writing-mode="lr-tb"/>
    </style:style>
    <style:style style:name="gr36" style:family="graphic" style:parent-style-name="standard">
      <style:graphic-properties draw:fill-color="#ec9ba4" draw:textarea-horizontal-align="justify" draw:textarea-vertical-align="middle" draw:auto-grow-height="false" fo:min-height="1.496cm" fo:min-width="1.723cm"/>
      <style:paragraph-properties style:writing-mode="lr-tb"/>
    </style:style>
    <style:style style:name="gr37" style:family="graphic" style:parent-style-name="standard">
      <style:graphic-properties draw:fill-color="#ec9ba4" draw:textarea-horizontal-align="justify" draw:textarea-vertical-align="middle" draw:auto-grow-height="false" fo:min-height="1.656cm" fo:min-width="2.04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9.7999992370605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9.7999992370605pt" fo:font-weight="bold" style:font-weight-asian="bold" style:font-weight-complex="bold"/>
    </style:style>
    <style:style style:name="P4" style:family="paragraph">
      <loext:graphic-properties draw:fill-color="#ec9ba4"/>
      <style:paragraph-properties fo:text-align="center" style:writing-mode="lr-tb"/>
      <style:text-properties fo:font-size="19.7999992370605pt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9.7999992370605pt"/>
    </style:style>
    <style:style style:name="P6" style:family="paragraph">
      <loext:graphic-properties draw:fill-color="#81d41a"/>
      <style:paragraph-properties fo:text-align="center" style:writing-mode="lr-tb"/>
      <style:text-properties fo:font-size="19.7999992370605pt"/>
    </style:style>
    <style:style style:name="P7" style:family="paragraph">
      <loext:graphic-properties draw:fill-color="#81d41a"/>
      <style:paragraph-properties fo:text-align="center" style:writing-mode="lr-tb"/>
      <style:text-properties fo:font-size="19.7999992370605pt" fo:font-weight="bold" style:font-weight-asian="bold" style:font-weight-complex="bold"/>
    </style:style>
    <style:style style:name="P8" style:family="paragraph">
      <loext:graphic-properties draw:fill-color="#b4c7dc"/>
      <style:paragraph-properties fo:text-align="center" style:writing-mode="lr-tb"/>
      <style:text-properties fo:font-size="19.7999992370605pt"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fo:font-size="19.7999992370605pt"/>
    </style:style>
    <style:style style:name="P10" style:family="paragraph">
      <loext:graphic-properties draw:fill-color="#ec9ba4"/>
      <style:paragraph-properties fo:text-align="center" style:writing-mode="lr-tb"/>
      <style:text-properties fo:font-size="19.799999237060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e8a202"/>
      <style:paragraph-properties fo:text-align="center" style:writing-mode="lr-tb"/>
      <style:text-properties fo:font-size="19.7999992370605pt" fo:font-weight="bold" style:font-weight-asian="bold" style:font-weight-complex="bold"/>
    </style:style>
    <style:style style:name="T1" style:family="text">
      <style:text-properties fo:font-size="19.7999992370605pt" fo:font-weight="bold" style:font-weight-asian="bold" style:font-weight-complex="bold"/>
    </style:style>
    <style:style style:name="T2" style:family="text">
      <style:text-properties fo:font-size="19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838cm" svg:height="20.995cm" svg:x="0.387cm" svg:y="0.63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5.18cm" svg:height="7.133cm" svg:x="22.86cm" svg:y="4.7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8" draw:id="id8" draw:layer="layout" svg:width="4.763cm" svg:height="3.213cm" svg:x="9.525cm" svg:y="6.985cm">
          <text:p text:style-name="P3"><text:span text:style-name="T1">Extract</text:span></text:p>
          <text:p text:style-name="P3"><text:span text:style-name="T1">Cla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" draw:id="id5" draw:layer="layout" svg:width="6.156cm" svg:height="3.149cm" svg:x="4.445cm" svg:y="16.536cm">
          <text:p text:style-name="P3"><text:span text:style-name="T1">Extract</text:span></text:p>
          <text:p text:style-name="P3"><text:span text:style-name="T1">Col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0" draw:id="id10" draw:layer="layout" svg:width="4.86cm" svg:height="3.246cm" svg:x="2.442cm" svg:y="2.151cm">
          <text:p text:style-name="P3"><text:span text:style-name="T1">Extract</text:span></text:p>
          <text:p text:style-name="P3"><text:span text:style-name="T1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" draw:id="id2" draw:layer="layout" svg:width="6.156cm" svg:height="3.149cm" svg:x="3.492cm" svg:y="12.408cm">
          <text:p text:style-name="P3"><text:span text:style-name="T1">Extract</text:span></text:p>
          <text:p text:style-name="P3"><text:span text:style-name="T1">Vehicle_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1" draw:id="id1" draw:layer="layout" svg:width="2.517cm" svg:height="2.54cm" svg:x="0.023cm" svg:y="14.287cm">
          <text:p text:style-name="P5"><text:span text:style-name="T1">OLTP</text:span></text:p>
          <text:p text:style-name="P5"><text:span text:style-name="T1">Vehicle_Typ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3.492cm" svg:height="1.905cm" svg:x="0cm" svg:y="18.097cm">
          <text:p text:style-name="P3"><text:span text:style-name="T1">OLTP</text:span></text:p>
          <text:p text:style-name="P3"><text:span text:style-name="T1">Co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2.54cm" svg:height="1.905cm" svg:x="6.985cm" svg:y="0.635cm">
          <text:p text:style-name="P3"><text:span text:style-name="T1">Stage_</text:span></text:p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3" draw:id="id13" draw:layer="layout" svg:width="3.175cm" svg:height="2.198cm" svg:x="13.652cm" svg:y="5.422cm">
          <text:p text:style-name="P3"><text:span text:style-name="T1">Stage_</text:span></text:p>
          <text:p text:style-name="P3"><text:span text:style-name="T1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7" draw:id="id7" draw:layer="layout" svg:width="3.492cm" svg:height="2.54cm" svg:x="-0.317cm" svg:y="5.715cm">
          <text:p text:style-name="P3"><text:span text:style-name="T1">OLTP</text:span></text:p>
          <text:p text:style-name="P3"><text:span text:style-name="T1">MMC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2" draw:id="id12" draw:layer="layout" svg:width="3.469cm" svg:height="1.905cm" svg:x="11.43cm" svg:y="0.635cm">
          <text:p text:style-name="P3"><text:span text:style-name="T1">Stage_</text:span></text:p>
          <text:p text:style-name="P3"><text:span text:style-name="T1">M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3" draw:id="id3" draw:layer="layout" svg:width="2.857cm" svg:height="2.222cm" svg:x="11.747cm" svg:y="14.605cm">
          <text:p text:style-name="P5"><text:span text:style-name="T1">Stage_</text:span></text:p>
          <text:p text:style-name="P5"><text:span text:style-name="T1">Vehicle</text:span><text:span text:style-name="T2">_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6" draw:id="id6" draw:layer="layout" svg:width="3.469cm" svg:height="2.54cm" svg:x="16.216cm" svg:y="17.78cm">
          <text:p text:style-name="P5"><text:span text:style-name="T1">Stage_</text:span></text:p>
          <text:p text:style-name="P5"><text:span text:style-name="T1">Colo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9" draw:id="id9" draw:layer="layout" svg:width="4.86cm" svg:height="3.492cm" svg:x="7.205cm" svg:y="4.128cm">
          <text:p text:style-name="P5"><text:span text:style-name="T1">Extract</text:span></text:p>
          <text:p text:style-name="P5"><text:span text:style-name="T1">Mak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4.69cm" svg:height="1.561cm" draw:transform="skewX (0.00191986217719376) rotate (0.0378736447682769) translate (22.561cm 13.544cm)">
          <text:p text:style-name="P5"><text:span text:style-name="T2">Star_Schema</text:span></text:p>
          <draw:enhanced-geometry svg:viewBox="0 0 21600 21600" draw:mirror-horizontal="false" draw:mirror-vertical="false" draw:text-areas="800 800 20800 20800" draw:type="round-rectangular-callout" draw:modifiers="7450.1811980388 -21240.4609475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6.532cm" svg:height="1.99cm" draw:transform="skewX (0.0020943951023932) rotate (0.0378736447682769) translate (20.955cm 20.255cm)">
          <text:p text:style-name="P5"><text:span text:style-name="T2">Product database</text:span></text:p>
          <draw:enhanced-geometry svg:viewBox="0 0 21600 21600" draw:mirror-horizontal="false" draw:mirror-vertical="false" draw:text-areas="800 800 20800 20800" draw:type="round-rectangular-callout" draw:modifiers="2459.88060615338 -15405.323957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7" draw:text-style-name="P11" draw:layer="layout" svg:x1="1.281cm" svg:y1="14.287cm" svg:x2="3.492cm" svg:y2="13.983cm" draw:start-shape="id1" draw:start-glue-point="0" draw:end-shape="id2" draw:end-glue-point="5" svg:d="M1281 14287v-304h2211" svg:viewBox="0 0 2212 305">
          <text:p/>
        </draw:connector>
        <draw:connector draw:style-name="gr18" draw:text-style-name="P11" draw:layer="layout" svg:x1="9.648cm" svg:y1="13.983cm" svg:x2="11.747cm" svg:y2="15.716cm" draw:start-shape="id2" draw:start-glue-point="7" draw:end-shape="id3" draw:end-glue-point="3" svg:d="M9648 13983h670v1733h1429" svg:viewBox="0 0 2100 1734">
          <text:p/>
        </draw:connector>
        <draw:connector draw:style-name="gr19" draw:text-style-name="P11" draw:layer="layout" svg:x1="1.746cm" svg:y1="20.002cm" svg:x2="7.523cm" svg:y2="19.685cm" draw:start-shape="id4" draw:start-glue-point="2" draw:end-shape="id5" draw:end-glue-point="6" svg:d="M1746 20002v500h5777v-817" svg:viewBox="0 0 5778 818">
          <text:p/>
        </draw:connector>
        <draw:connector draw:style-name="gr20" draw:text-style-name="P11" draw:layer="layout" svg:x1="10.601cm" svg:y1="18.111cm" svg:x2="16.216cm" svg:y2="19.05cm" draw:start-shape="id5" draw:start-glue-point="7" draw:end-shape="id6" draw:end-glue-point="3" svg:d="M10601 18111h2808v939h2807" svg:viewBox="0 0 5616 940">
          <text:p/>
        </draw:connector>
        <draw:connector draw:style-name="gr21" draw:text-style-name="P11" draw:layer="layout" draw:line-skew="1.587cm" svg:x1="3.175cm" svg:y1="6.985cm" svg:x2="9.525cm" svg:y2="8.592cm" draw:start-shape="id7" draw:start-glue-point="1" draw:end-shape="id8" draw:end-glue-point="5" svg:d="M3175 6985h4762v1607h1588" svg:viewBox="0 0 6351 1608">
          <text:p/>
        </draw:connector>
        <draw:connector draw:style-name="gr22" draw:text-style-name="P11" draw:layer="layout" svg:x1="3.175cm" svg:y1="6.985cm" svg:x2="7.205cm" svg:y2="5.874cm" draw:start-shape="id7" draw:start-glue-point="1" draw:end-shape="id9" draw:end-glue-point="5" svg:d="M3175 6985h2015v-1111h2015" svg:viewBox="0 0 4031 1112">
          <text:p/>
        </draw:connector>
        <draw:connector draw:style-name="gr23" draw:text-style-name="P11" draw:layer="layout" svg:x1="1.429cm" svg:y1="5.715cm" svg:x2="2.442cm" svg:y2="3.774cm" draw:start-shape="id7" draw:start-glue-point="0" draw:end-shape="id10" draw:end-glue-point="5" svg:d="M1429 5715v-1941h1013" svg:viewBox="0 0 1014 1942">
          <text:p/>
        </draw:connector>
        <draw:connector draw:style-name="gr24" draw:text-style-name="P11" draw:layer="layout" svg:x1="4.872cm" svg:y1="2.151cm" svg:x2="6.985cm" svg:y2="1.587cm" draw:start-shape="id10" draw:start-glue-point="4" draw:end-shape="id11" draw:end-glue-point="3" svg:d="M4872 2151v-564h2113" svg:viewBox="0 0 2114 565">
          <text:p/>
        </draw:connector>
        <draw:connector draw:style-name="gr25" draw:text-style-name="P11" draw:layer="layout" svg:x1="12.065cm" svg:y1="5.874cm" svg:x2="13.164cm" svg:y2="2.54cm" draw:start-shape="id9" draw:start-glue-point="7" draw:end-shape="id12" draw:end-glue-point="2" svg:d="M12065 5874h1099v-3334" svg:viewBox="0 0 1100 3335">
          <text:p/>
        </draw:connector>
        <draw:connector draw:style-name="gr26" draw:text-style-name="P11" draw:layer="layout" svg:x1="14.288cm" svg:y1="8.592cm" svg:x2="15.239cm" svg:y2="7.62cm" draw:start-shape="id8" draw:start-glue-point="7" draw:end-shape="id13" draw:end-glue-point="2" svg:d="M14288 8592h951v-972" svg:viewBox="0 0 952 973">
          <text:p/>
        </draw:connector>
        <draw:custom-shape draw:style-name="gr27" draw:text-style-name="P4" xml:id="id15" draw:id="id15" draw:layer="layout" svg:width="4.127cm" svg:height="3.492cm" svg:x="17.462cm" svg:y="10.795cm">
          <text:p text:style-name="P3"><text:span text:style-name="T1">Extract</text:span></text:p>
          <text:p text:style-name="P3"><text:span text:style-name="T1">Staged</text:span></text:p>
          <text:p text:style-name="P3"><text:span text:style-name="T1">Produ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1" draw:layer="layout" svg:x1="12.7cm" svg:y1="11.747cm" svg:x2="17.462cm" svg:y2="12.541cm" draw:start-shape="id14" draw:start-glue-point="1" draw:end-shape="id15" draw:end-glue-point="5" svg:d="M12700 11747h2672v794h2090" svg:viewBox="0 0 4763 795">
          <text:p/>
        </draw:connector>
        <draw:connector draw:style-name="gr29" draw:text-style-name="P11" draw:layer="layout" svg:x1="14.899cm" svg:y1="1.587cm" svg:x2="16.827cm" svg:y2="3.492cm" draw:start-shape="id12" draw:start-glue-point="1" draw:end-shape="id16" draw:end-glue-point="5" svg:d="M14899 1587h964v1905h964" svg:viewBox="0 0 1929 1906">
          <text:p/>
        </draw:connector>
        <draw:connector draw:style-name="gr30" draw:text-style-name="P11" draw:layer="layout" svg:x1="15.239cm" svg:y1="5.422cm" svg:x2="16.827cm" svg:y2="3.492cm" draw:start-shape="id13" draw:start-glue-point="0" draw:end-shape="id16" draw:end-glue-point="5" svg:d="M15239 5422v-1930h1588" svg:viewBox="0 0 1589 1931">
          <text:p/>
        </draw:connector>
        <draw:connector draw:style-name="gr31" draw:text-style-name="P11" draw:layer="layout" svg:x1="19.685cm" svg:y1="19.05cm" svg:x2="19.526cm" svg:y2="14.287cm" draw:start-shape="id6" draw:start-glue-point="1" draw:end-shape="id15" draw:end-glue-point="6" svg:d="M19685 19050h500v-3016h-659v-1747" svg:viewBox="0 0 660 4764">
          <text:p/>
        </draw:connector>
        <draw:connector draw:style-name="gr32" draw:text-style-name="P11" draw:layer="layout" svg:x1="14.604cm" svg:y1="15.716cm" svg:x2="17.462cm" svg:y2="12.541cm" draw:start-shape="id3" draw:start-glue-point="1" draw:end-shape="id15" draw:end-glue-point="5" svg:d="M14604 15716h1796v-3175h1062" svg:viewBox="0 0 2859 3176">
          <text:p/>
        </draw:connector>
        <draw:custom-shape draw:style-name="gr33" draw:text-style-name="P12" xml:id="id17" draw:id="id17" draw:layer="layout" svg:width="3.175cm" svg:height="2.832cm" svg:x="24.13cm" svg:y="7.645cm">
          <text:p text:style-name="P3"><text:span text:style-name="T1">Product</text:span></text:p>
          <text:p text:style-name="P3"><text:span text:style-name="T1">D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1" draw:layer="layout" svg:x1="21.589cm" svg:y1="12.541cm" svg:x2="25.717cm" svg:y2="10.477cm" draw:start-shape="id15" draw:start-glue-point="7" draw:end-shape="id17" draw:end-glue-point="2" svg:d="M21589 12541h4128v-2064" svg:viewBox="0 0 4129 2065">
          <text:p/>
        </draw:connector>
        <draw:custom-shape draw:style-name="gr35" draw:text-style-name="P7" xml:id="id18" draw:id="id18" draw:layer="layout" svg:width="2.834cm" svg:height="2.54cm" svg:x="0.023cm" svg:y="9.842cm">
          <text:p text:style-name="P3"><text:span text:style-name="T1">OLTP</text:span></text:p>
          <text:p text:style-name="P3"><text:span text:style-name="T1">RRV_In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9" draw:id="id19" draw:layer="layout" svg:width="4.445cm" svg:height="3.492cm" svg:x="2.857cm" svg:y="7.62cm">
          <text:p text:style-name="P3"><text:span text:style-name="T1">Extract</text:span></text:p>
          <text:p text:style-name="P3"><text:span text:style-name="T1">RRV_In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0" xml:id="id16" draw:id="id16" draw:layer="layout" svg:width="5.08cm" svg:height="3.81cm" svg:x="16.827cm" svg:y="1.587cm">
          <text:p text:style-name="P5"><text:span text:style-name="T1">Extract</text:span></text:p>
          <text:p text:style-name="P5"><text:span text:style-name="T1">MM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1" draw:layer="layout" svg:x1="1.44cm" svg:y1="9.842cm" svg:x2="2.857cm" svg:y2="9.366cm" draw:start-shape="id18" draw:start-glue-point="0" draw:end-shape="id19" draw:end-glue-point="5" svg:d="M1440 9842v-476h1417" svg:viewBox="0 0 1418 477">
          <text:p/>
        </draw:connector>
        <draw:custom-shape draw:style-name="gr11" draw:text-style-name="P8" xml:id="id14" draw:id="id14" draw:layer="layout" svg:width="3.469cm" svg:height="1.905cm" svg:x="9.231cm" svg:y="10.795cm">
          <text:p text:style-name="P3"><text:span text:style-name="T1">Stage_</text:span></text:p>
          <text:p text:style-name="P3"><text:span text:style-name="T1">RRV_In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20" draw:id="id20" draw:layer="layout" svg:width="2.857cm" svg:height="2.222cm" svg:x="19.685cm" svg:y="6.35cm">
          <text:p text:style-name="P5"><text:span text:style-name="T1">Stage_</text:span></text:p>
          <text:p text:style-name="P5"><text:span text:style-name="T1">MMC</text:span></text:p>
          <draw:enhanced-geometry svg:viewBox="0 0 21600 21600" draw:type="rectangle" draw:enhanced-path="M 0 0 L 21600 0 21600 21600 0 21600 0 0 Z N"/>
        </draw:custom-shape>
        <draw:connector draw:style-name="gr29" draw:text-style-name="P11" draw:layer="layout" draw:line-skew="-2.064cm" svg:x1="9.525cm" svg:y1="1.587cm" svg:x2="16.827cm" svg:y2="3.492cm" draw:start-shape="id11" draw:start-glue-point="1" draw:end-shape="id16" draw:end-glue-point="5" svg:d="M9525 1587h1587v1905h5715" svg:viewBox="0 0 7303 1906">
          <text:p/>
        </draw:connector>
        <draw:connector draw:style-name="gr26" draw:text-style-name="P11" draw:layer="layout" draw:line-skew="-0.817cm 3.994cm" svg:x1="21.907cm" svg:y1="3.492cm" svg:x2="21.113cm" svg:y2="6.35cm" draw:start-shape="id16" draw:start-glue-point="7" draw:end-shape="id20" draw:end-glue-point="0" svg:d="M21907 3492h318v1588h-1112v1270" svg:viewBox="0 0 1113 2859">
          <text:p/>
        </draw:connector>
        <draw:connector draw:style-name="gr26" draw:text-style-name="P11" draw:layer="layout" svg:x1="7.302cm" svg:y1="9.366cm" svg:x2="9.231cm" svg:y2="11.747cm" draw:start-shape="id19" draw:start-glue-point="7" draw:end-shape="id14" draw:end-glue-point="3" svg:d="M7302 9366h730v2381h1199" svg:viewBox="0 0 1930 2382">
          <text:p/>
        </draw:connector>
        <draw:connector draw:style-name="gr30" draw:text-style-name="P11" draw:layer="layout" svg:x1="21.113cm" svg:y1="8.572cm" svg:x2="19.526cm" svg:y2="10.795cm" draw:start-shape="id20" draw:start-glue-point="2" draw:end-shape="id15" draw:end-glue-point="4" svg:d="M21113 8572v1112h-1587v1111" svg:viewBox="0 0 1588 222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6T14:11:26.466000000</meta:creation-date>
    <dc:date>2020-12-18T20:35:56.237000000</dc:date>
    <meta:editing-duration>PT21M39S</meta:editing-duration>
    <meta:editing-cycles>8</meta:editing-cycles>
    <meta:generator>LibreOffice/7.0.3.1$Windows_X86_64 LibreOffice_project/d7547858d014d4cf69878db179d326fc3483e082</meta:generator>
    <meta:document-statistic meta:object-count="45"/>
  </office:meta>
</office:document-meta>
</file>